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04e4d" draw:textarea-horizontal-align="justify" draw:textarea-vertical-align="middle" draw:auto-grow-height="false" fo:min-height="1.094cm" fo:min-width="3.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00b274" draw:textarea-horizontal-align="justify" draw:textarea-vertical-align="middle" draw:auto-grow-height="false" fo:min-height="0.946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3.9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01cm" fo:min-width="4.348cm"/>
    </style:style>
    <style:style style:name="gr6" style:family="graphic" style:parent-style-name="standard">
      <style:graphic-properties draw:fill-color="#aa55a1" draw:textarea-horizontal-align="justify" draw:textarea-vertical-align="middle" draw:auto-grow-height="false" fo:min-height="2.7cm" fo:min-width="2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b274"/>
      <style:paragraph-properties fo:text-align="center"/>
    </style:style>
    <style:style style:name="P5" style:family="paragraph">
      <loext:graphic-properties draw:fill-color="#aa55a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5.5cm" svg:height="1.9cm" svg:x="6.9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6cm" svg:y1="3.6cm" svg:x2="9.6cm" svg:y2="5.7cm">
          <text:p/>
        </draw:line>
        <draw:custom-shape draw:style-name="gr1" draw:text-style-name="P2" draw:layer="layout" svg:width="5.5cm" svg:height="1.9cm" svg:x="1.4cm" svg:y="22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cm" svg:height="1.9cm" svg:x="5.5cm" svg:y="5.6cm">
          <text:p text:style-name="P1">Wprowadź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4cm" svg:height="1.6cm" svg:x="0.6cm" svg:y="14.8cm">
          <text:p text:style-name="P1">suma =a+b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cm" svg:y1="7.5cm" svg:x2="9.4cm" svg:y2="10cm">
          <text:p/>
        </draw:line>
        <draw:custom-shape draw:style-name="gr5" draw:text-style-name="P4" draw:layer="layout" svg:width="7.7cm" svg:height="2cm" svg:x="0cm" svg:y="18.6cm">
          <text:p text:style-name="P1">Wyprowadź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8cm" svg:y1="16.4cm" svg:x2="2.8cm" svg:y2="18.7cm">
          <text:p/>
        </draw:line>
        <draw:line draw:style-name="gr2" draw:text-style-name="P3" draw:layer="layout" svg:x1="4.1cm" svg:y1="20.5cm" svg:x2="4.1cm" svg:y2="22.8cm">
          <text:p/>
        </draw:line>
        <draw:custom-shape draw:style-name="gr6" draw:text-style-name="P5" xml:id="id1" draw:id="id1" draw:layer="layout" svg:width="6.1cm" svg:height="5.9cm" svg:x="6.2cm" svg:y="9.9cm">
          <text:p text:style-name="P1">Czy a&lt;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6.2cm" svg:y1="12.85cm" svg:x2="4.879cm" svg:y2="15.668cm" draw:start-shape="id1" draw:start-glue-point="5" svg:d="M6200 12850h-911v2818h-410" svg:viewBox="0 0 1322 2819">
          <text:p text:style-name="P1">TAK</text:p>
        </draw:connector>
        <draw:connector draw:style-name="gr7" draw:text-style-name="P3" xml:id="id2" draw:id="id2" draw:layer="layout" svg:x1="12.3cm" svg:y1="12.85cm" svg:x2="15.751cm" svg:y2="16.04cm" draw:start-shape="id1" draw:start-glue-point="7" svg:d="M12300 12850h1977v3190h1474" svg:viewBox="0 0 3452 3191">
          <text:p text:style-name="P1">NIE</text:p>
        </draw:connector>
        <draw:connector draw:style-name="gr8" draw:text-style-name="P3" draw:layer="layout" draw:type="line" svg:x1="15.751cm" svg:y1="16.04cm" svg:x2="15.297cm" svg:y2="6.49cm" draw:start-shape="id2" draw:start-glue-point="3" draw:end-shape="id3" draw:end-glue-point="2" svg:d="M15751 16040l-454-9550" svg:viewBox="0 0 455 9551">
          <text:p/>
        </draw:connector>
        <draw:connector draw:style-name="gr2" draw:text-style-name="P3" xml:id="id3" draw:id="id3" draw:layer="layout" draw:type="line" svg:x1="15.297cm" svg:y1="6.49cm" svg:x2="11.7cm" svg:y2="6.441cm" svg:d="M15297 6490l-3597-49" svg:viewBox="0 0 3598 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35.411323498</meta:creation-date>
    <dc:date>2017-09-06T12:36:02.699212697</dc:date>
    <meta:editing-duration>PT11M37S</meta:editing-duration>
    <meta:editing-cycles>2</meta:editing-cycles>
    <meta:generator>LibreOffice/5.4.0.3$Linux_X86_64 LibreOffice_project/40m0$Build-3</meta:generator>
    <meta:document-statistic meta:object-count="14"/>
  </office:meta>
</office:document-meta>
</file>